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ail <text:a xlink:type="simple" xlink:href="mailto:xyz@zyx.com" text:style-name="ListLabel_20_1" text:visited-style-name="ListLabel_20_1"><text:span text:style-name="T1">xyz@zyx.com</text:span></text:a></text:p>
      <text:p text:style-name="Standard">Phone +478574123654</text:p>
      <text:p text:style-name="Standard"/>
      <text:p text:style-name="Standard">seize</text:p>
      <text:p text:style-name="Standard">trap</text:p>
      <text:p text:style-name="Standard">conventional</text:p>
      <text:p text:style-name="Standard">final</text:p>
      <text:p text:style-name="Standard">enfix</text:p>
      <text:p text:style-name="Standard">syndrome</text:p>
      <text:p text:style-name="Standard">my</text:p>
      <text:p text:style-name="Standard">die</text:p>
      <text:p text:style-name="Standard">finger</text:p>
      <text:p text:style-name="Standard">cast</text:p>
      <text:p text:style-name="Standard">linear</text:p>
      <text:p text:style-name="Standard">particular</text:p>
      <text:p text:style-name="Standard">action</text:p>
      <text:p text:style-name="Standard">ambiguity</text:p>
      <text:p text:style-name="Standard">inhabitant</text:p>
      <text:p text:style-name="Standard">category</text:p>
      <text:p text:style-name="Standard">paralyzed</text:p>
      <text:p text:style-name="Standard">still</text:p>
      <text:p text:style-name="Standard">distance</text:p>
      <text:p text:style-name="Standard">van</text:p>
      <text:p text:style-name="Standard">circumstance</text:p>
      <text:p text:style-name="Standard">breakdown</text:p>
      <text:p text:style-name="Standard"><text:soft-page-break/>shadow</text:p>
      <text:p text:style-name="Standard">hill</text:p>
      <text:p text:style-name="Standard">ignorance</text:p>
      <text:p text:style-name="Standard">indulge</text:p>
      <text:p text:style-name="Standard">free</text:p>
      <text:p text:style-name="Standard">transaction</text:p>
      <text:p text:style-name="Standard">live</text:p>
      <text:p text:style-name="Standard">truth</text:p>
      <text:p text:style-name="Standard">steep</text:p>
      <text:p text:style-name="Standard">animal</text:p>
      <text:p text:style-name="Standard">silver</text:p>
      <text:p text:style-name="Standard">organisation</text:p>
      <text:p text:style-name="Standard">promise</text:p>
      <text:p text:style-name="Standard">norm</text:p>
      <text:p text:style-name="Standard">glide</text:p>
      <text:p text:style-name="Standard">tooth</text:p>
      <text:p text:style-name="Standard">ash</text:p>
      <text:p text:style-name="Standard">represent</text:p>
      <text:p text:style-name="Standard">deal</text:p>
      <text:p text:style-name="Standard">quality</text:p>
      <text:p text:style-name="Standard">tolerate</text:p>
      <text:p text:style-name="Standard">researcher</text:p>
      <text:p text:style-name="Standard">pack</text:p>
      <text:p text:style-name="Standard">resident</text:p>
      <text:p text:style-name="Standard">powder</text:p>
      <text:p text:style-name="Standard">contraction</text:p>
      <text:p text:style-name="Standard"><text:soft-page-break/>relinquish</text:p>
      <text:p text:style-name="Standard">tak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54" meta:character-count="369" meta:non-whitespace-character-count="367"/>
    <meta:generator>LibreOfficeDev/6.0.5.2$Linux_X86_64 LibreOffice_project/</meta:generator>
  </office:meta>
</office:document-meta>
</file>